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4"/>January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9243" calcext:value-type="float">
            <text:p><text:s/>529,243 </text:p>
          </table:table-cell>
          <table:table-cell table:style-name="ce30" office:value-type="float" office:value="2298" calcext:value-type="float">
            <text:p><text:s/>2,298 </text:p>
          </table:table-cell>
          <table:table-cell table:style-name="ce30" office:value-type="float" office:value="27352" calcext:value-type="float">
            <text:p><text:s/>27,3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498865" calcext:value-type="float">
            <text:p><text:s/>498,86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366" calcext:value-type="float">
            <text:p><text:s/>1,36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3955" calcext:value-type="float">
            <text:p><text:s/>3,955 </text:p>
          </table:table-cell>
          <table:table-cell table:style-name="ce30" office:value-type="float" office:value="3026" calcext:value-type="float">
            <text:p><text:s/>3,026 </text:p>
          </table:table-cell>
          <table:table-cell table:style-name="ce30" office:value-type="float" office:value="929" calcext:value-type="float">
            <text:p><text:s/>929 </text:p>
          </table:table-cell>
          <table:table-cell table:number-columns-repeated="2" table:style-name="ce30" office:value-type="float" office:value="24" calcext:value-type="float">
            <text:p><text:s/>2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67872" calcext:value-type="float">
            <text:p><text:s/>167,872 </text:p>
          </table:table-cell>
          <table:table-cell table:style-name="ce30" office:value-type="float" office:value="953" calcext:value-type="float">
            <text:p><text:s/>95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6632" calcext:value-type="float">
            <text:p><text:s/>166,63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942" calcext:value-type="float">
            <text:p><text:s/>94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251" calcext:value-type="float">
            <text:p><text:s/>1,251 </text:p>
          </table:table-cell>
          <table:table-cell table:style-name="ce30" office:value-type="float" office:value="1240" calcext:value-type="float">
            <text:p><text:s/>1,240 </text:p>
          </table:table-cell>
          <table:table-cell table:style-name="ce30" office:value-type="float" office:value="11" calcext:value-type="float">
            <text:p><text:s/>11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337" calcext:value-type="float">
            <text:p><text:s/>81,337 </text:p>
          </table:table-cell>
          <table:table-cell table:style-name="ce30" office:value-type="float" office:value="405" calcext:value-type="float">
            <text:p><text:s/>405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420" calcext:value-type="float">
            <text:p><text:s/>74,4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4" calcext:value-type="float">
            <text:p><text:s/>21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528" calcext:value-type="float">
            <text:p><text:s/>528 </text:p>
          </table:table-cell>
          <table:table-cell table:style-name="ce30" office:value-type="float" office:value="337" calcext:value-type="float">
            <text:p><text:s/>337 </text:p>
          </table:table-cell>
          <table:table-cell table:style-name="ce30" office:value-type="float" office:value="191" calcext:value-type="float">
            <text:p><text:s/>191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3356" calcext:value-type="float">
            <text:p><text:s/>43,356 </text:p>
          </table:table-cell>
          <table:table-cell table:style-name="ce30" office:value-type="float" office:value="122" calcext:value-type="float">
            <text:p><text:s/>122 </text:p>
          </table:table-cell>
          <table:table-cell table:style-name="ce30" office:value-type="float" office:value="6280" calcext:value-type="float">
            <text:p><text:s/>6,2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954" calcext:value-type="float">
            <text:p><text:s/>36,9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8" calcext:value-type="float">
            <text:p><text:s/>5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86" calcext:value-type="float">
            <text:p><text:s/>186 </text:p>
          </table:table-cell>
          <table:table-cell table:style-name="ce30" office:value-type="float" office:value="122" calcext:value-type="float">
            <text:p><text:s/>122 </text:p>
          </table:table-cell>
          <table:table-cell table:style-name="ce30" office:value-type="float" office:value="64" calcext:value-type="float">
            <text:p><text:s/>6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580" calcext:value-type="float">
            <text:p><text:s/>19,580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925" calcext:value-type="float">
            <text:p><text:s/>15,9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5" calcext:value-type="float">
            <text:p><text:s/>3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46" calcext:value-type="float">
            <text:p><text:s/>46 </text:p>
          </table:table-cell>
          <table:table-cell table:style-name="ce30" office:value-type="float" office:value="1" calcext:value-type="float">
            <text:p><text:s/>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08904" calcext:value-type="float">
            <text:p><text:s/>108,904 </text:p>
          </table:table-cell>
          <table:table-cell table:style-name="ce30" office:value-type="float" office:value="701" calcext:value-type="float">
            <text:p><text:s/>701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971" calcext:value-type="float">
            <text:p><text:s/>107,9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1" calcext:value-type="float">
            <text:p><text:s/>8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384" calcext:value-type="float">
            <text:p><text:s/>1,384 </text:p>
          </table:table-cell>
          <table:table-cell table:style-name="ce30" office:value-type="float" office:value="764" calcext:value-type="float">
            <text:p><text:s/>764 </text:p>
          </table:table-cell>
          <table:table-cell table:style-name="ce30" office:value-type="float" office:value="620" calcext:value-type="float">
            <text:p><text:s/>620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5772" calcext:value-type="float">
            <text:p><text:s/>105,772 </text:p>
          </table:table-cell>
          <table:table-cell table:style-name="ce30" office:value-type="float" office:value="81" calcext:value-type="float">
            <text:p><text:s/>81 </text:p>
          </table:table-cell>
          <table:table-cell table:style-name="ce30" office:value-type="float" office:value="10233" calcext:value-type="float">
            <text:p><text:s/>10,2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95025" calcext:value-type="float">
            <text:p><text:s/>95,0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6" calcext:value-type="float">
            <text:p><text:s/>3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556" calcext:value-type="float">
            <text:p><text:s/>556 </text:p>
          </table:table-cell>
          <table:table-cell table:style-name="ce30" office:value-type="float" office:value="514" calcext:value-type="float">
            <text:p><text:s/>514 </text:p>
          </table:table-cell>
          <table:table-cell table:style-name="ce30" office:value-type="float" office:value="42" calcext:value-type="float">
            <text:p><text:s/>42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91" calcext:value-type="float">
            <text:p><text:s/>2,49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3" calcext:value-type="float">
            <text:p><text:s/>813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1225" calcext:value-type="float">
            <text:p><text:s/>31,22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229" calcext:value-type="float">
            <text:p><text:s/>30,229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263" calcext:value-type="float">
            <text:p><text:s/>263 </text:p>
          </table:table-cell>
          <table:table-cell table:style-name="ce31" office:value-type="float" office:value="262" calcext:value-type="float">
            <text:p><text:s/>262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205" calcext:value-type="float">
            <text:p><text:s/>4,2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5" calcext:value-type="float">
            <text:p><text:s/>3,095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42" calcext:value-type="float">
            <text:p><text:s/>1,542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89" calcext:value-type="float">
            <text:p><text:s/>1,4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17" calcext:value-type="float">
            <text:p><text:s/>5,01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57" calcext:value-type="float">
            <text:p><text:s/>4,75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30" calcext:value-type="float">
            <text:p><text:s/>1,7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4" calcext:value-type="float">
            <text:p><text:s/>1,61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66" calcext:value-type="float">
            <text:p><text:s/>2,06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46" calcext:value-type="float">
            <text:p><text:s/>1,7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85" calcext:value-type="float">
            <text:p><text:s/>2,1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1" calcext:value-type="float">
            <text:p><text:s/>1,81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71" calcext:value-type="float">
            <text:p><text:s/>12,97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8" calcext:value-type="float">
            <text:p><text:s/>12,10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39" calcext:value-type="float">
            <text:p><text:s/>43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71" calcext:value-type="float">
            <text:p><text:s/>2,571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23" calcext:value-type="float">
            <text:p><text:s/>2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30" calcext:value-type="float">
            <text:p><text:s/>17,030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86" calcext:value-type="float">
            <text:p><text:s/>16,0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501" calcext:value-type="float">
            <text:p><text:s/>6,501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415" calcext:value-type="float">
            <text:p><text:s/>4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024" calcext:value-type="float">
            <text:p><text:s/>6,0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2" calcext:value-type="float">
            <text:p><text:s/>6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76" calcext:value-type="float">
            <text:p><text:s/>15,776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22" calcext:value-type="float">
            <text:p><text:s/>2,4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5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18" calcext:value-type="float">
            <text:p><text:s/>1,91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04" calcext:value-type="float">
            <text:p><text:s/>5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8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3-21T10:29:35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